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Times New Roman" svg:font-family="'Times New Roman'" style:font-family-generic="roman" style:font-pitch="variable"/>
  </office:font-face-decls>
  <office:automatic-styles>
    <style:style style:name="P3" style:family="paragraph" style:parent-style-name="Standard">
      <style:paragraph-properties fo:text-align="justify" style:justify-single-word="false"/>
      <style:text-properties xmlns:officeooo="http://openoffice.org/2009/office" style:font-name="Times New Roman" fo:font-size="12pt" officeooo:rsid="000f9db2" officeooo:paragraph-rsid="000f9db2" style:font-size-asian="12pt" style:font-size-complex="12pt"/>
    </style:style>
    <style:style style:name="P4" style:family="paragraph" style:parent-style-name="Standard" style:master-page-name="Standard">
      <style:paragraph-properties fo:text-align="justify" style:justify-single-word="false" style:page-number="auto"/>
      <style:text-properties xmlns:officeooo="http://openoffice.org/2009/office" style:font-name="Times New Roman" fo:font-size="12pt" officeooo:rsid="000f9db2" officeooo:paragraph-rsid="000f9db2" style:font-size-asian="12pt" style:font-size-complex="12pt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auto-1204216394_0" style:family="paragraph" style:parent-style-name="Standard" style:master-page-name="Standard">
      <style:paragraph-properties fo:text-align="justify" style:justify-single-word="false" style:page-number="auto"/>
      <style:text-properties style:font-name="Times New Roman" fo:font-size="12pt" style:font-size-asian="12pt" style:font-size-complex="12pt" style:use-window-font-color="true" fo:language="es" fo:country="ES" style:font-name-asian="Times New Roman" style:language-asian="zh" style:country-asian="CN" style:font-name-complex="Times New Roman" style:language-complex="ar" style:country-complex="SA" fo:hyphenate="false" fo:hyphenation-remain-char-count="2" fo:hyphenation-push-char-count="2" fo:font-family="'Times New Roman'" style:font-family-generic="roman" style:font-pitch="variable" style:rfc-language-tag="es-ES-u-co-trad" style:font-family-asian="'Times New Roman'" style:font-family-generic-asian="roman" style:font-pitch-asian="variable" style:font-family-complex="'Times New Roman'" style:font-family-generic-complex="roman" style:font-pitch-complex="variable" fo:font-variant="normal" fo:text-transform="none" fo:color="#000000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Lorem ipsum doli4dmrpior sit amet, consectetur adipiscing elit...</text:span></text:p>
      <text:p text:style-name="auto-1204216394_0">asdfasdf</text:p>
      <text:p text:style-name="auto-1204216394_0"/>
      <text:p text:style-name="auto-1204216394_0">asdfasdfasdfasig64q7xdf<text:span text:style-name="T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ITC Officina Sans Bold" svg:font-family="'ITC Officina Sans Bold', 'Times New Roman'" style:font-family-generic="roman" style:font-pitch="variable"/>
    <style:font-face style:name="ITC Officina Sans Book" svg:font-family="'ITC Officina Sans Book', 'Times New Roman'" style:font-family-generic="roman" style:font-pitch="variable"/>
    <style:font-face style:name="ITC Officina Serif Book" svg:font-family="'ITC Officina Serif Book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text-properties fo:font-size="10pt" style:font-size-asian="10pt"/>
    </style:style>
    <style:style style:name="modelo_20_tit_20_2" style:display-name="modelo tit 2" style:family="paragraph">
      <style:paragraph-properties xmlns:loext="urn:org:documentfoundation:names:experimental:office:xmlns:loext:1.0" fo:margin-top="0.098in" fo:margin-bottom="0.0591in" loext:contextual-spacing="false" fo:line-height="0.1528in" fo:orphans="2" fo:widows="2"/>
      <style:text-properties style:use-window-font-color="true" style:font-name="ITC Officina Sans Bold" fo:font-family="'ITC Officina Sans Bold', 'Times New Roman'" style:font-family-generic="roman" style:font-pitch="variable" fo:font-size="11pt" style:rfc-language-tag="es-ES-u-co-trad" fo:language="es" fo:country="ES" style:font-name-asian="Times New Roman" style:font-family-asian="'Times New Roman'" style:font-family-generic-asian="roman" style:font-pitch-asian="variable" style:font-size-asian="11pt" style:font-name-complex="ITC Officina Sans Bold" style:font-family-complex="'ITC Officina Sans Bold', 'Times New Roman'" style:font-family-generic-complex="roman" style:font-pitch-complex="variable" style:font-size-complex="10pt" style:language-complex="ar" style:country-complex="SA"/>
    </style:style>
    <style:style style:name="modelo_20_texto" style:display-name="modelo texto" style:family="paragraph">
      <style:paragraph-properties fo:line-height="0.1528in" fo:text-align="justify" style:justify-single-word="false" fo:orphans="2" fo:widows="2"/>
      <style:text-properties style:use-window-font-color="true" style:font-name="ITC Officina Serif Book" fo:font-family="'ITC Officina Serif Book', 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font-name-complex="ITC Officina Serif Book" style:font-family-complex="'ITC Officina Serif Book', 'Times New Roman'" style:font-family-generic-complex="roman" style:font-pitch-complex="variable" style:font-size-complex="10pt" style:language-complex="ar" style:country-complex="SA"/>
    </style:style>
    <style:style style:name="TEXTO_20_COMUN" style:display-name="TEXTO COMUN" style:family="paragraph">
      <style:paragraph-properties fo:line-height="0.1528in" fo:text-align="justify" style:justify-single-word="false" fo:orphans="2" fo:widows="2"/>
      <style:text-properties style:use-window-font-color="true" style:font-name="ITC Officina Sans Book" fo:font-family="'ITC Officina Sans Book', 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font-name-complex="ITC Officina Sans Book" style:font-family-complex="'ITC Officina Sans Book', 'Times New Roman'" style:font-family-generic-complex="roman" style:font-pitch-complex="variable" style:font-size-complex="10pt" style:language-complex="ar" style:country-complex="SA"/>
    </style:style>
    <style:style style:name="modelo_20_última" style:display-name="modelo última" style:family="paragraph">
      <style:paragraph-properties fo:line-height="0.1528in" fo:text-align="justify" style:justify-single-word="false" fo:orphans="2" fo:widows="2"/>
      <style:text-properties style:use-window-font-color="true" style:font-name="ITC Officina Sans Book" fo:font-family="'ITC Officina Sans Book', 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font-name-complex="ITC Officina Sans Book" style:font-family-complex="'ITC Officina Sans Book', 'Times New Roman'" style:font-family-generic-complex="roman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dnote" style:family="paragraph" style:parent-style-name="Standard" style:class="extra">
      <style:text-properties fo:font-size="10pt" style:font-size-asian="10pt"/>
    </style:style>
    <style:style style:name="Normal_20__28_Web_29_" style:display-name="Normal (Web)" style:family="paragraph" style:parent-style-name="Standard">
      <style:paragraph-properties xmlns:loext="urn:org:documentfoundation:names:experimental:office:xmlns:loext:1.0" fo:margin-top="0.0693in" fo:margin-bottom="0.0693in" loext:contextual-spacing="false"/>
      <style:text-properties fo:language="es" fo:country="ES" style:font-size-complex="12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Endnote_20_Text_20_Char" style:display-name="Endnote Text Char" style:family="text">
      <style:text-properties style:rfc-language-tag="es-ES-u-co-trad" fo:language="es" fo:country="ES"/>
    </style:style>
    <style:style style:name="Endnote_20_Symbol" style:display-name="Endnote Symbol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0634in" fo:margin-bottom="0.5in" fo:margin-left="1in" fo:margin-right="1in" style:writing-mode="lr-tb" style:layout-grid-color="#c0c0c0" style:layout-grid-lines="40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291in" fo:margin-left="0in" fo:margin-right="0in" fo:margin-top="0.39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text:span text:style-name="Page_20_Number">/</text:span><text:span text:style-name="Page_20_Number"><text:page-count style:num-format="1">1</text:page-count></text:span></text:p>
      </style:footer>
      <loext:footer-first xmlns:loext="urn:org:documentfoundation:names:experimental:office:xmlns:loext:1.0">
        <text:p text:style-name="Footer"/>
      </loext:footer-first>
    </style:master-page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dc:title>CONTRATO DE ARRENDAMIENTO DE VIVIENDA</dc:title>
    <dc:subject/>
    <meta:keyword/>
    <meta:initial-creator>Garcia Juan Carlos</meta:initial-creator>
    <meta:creation-date>2019-03-07T18:14:00</meta:creation-date>
    <dc:date>2020-01-03T22:15:53.131Z</dc:date>
    <meta:print-date>2013-05-30T18:42:00</meta:print-date>
    <meta:editing-cycles>17</meta:editing-cycles>
    <meta:generator>WebODF/0.5.9 Mozilla/5.0 (Macintosh; Intel Mac OS X 10_13_6) AppleWebKit/537.36 (KHTML, like Gecko) Chrome/79.0.3945.88 Safari/537.36</meta:generator>
    <dc:creator>WebODF-Curious</dc:creator>
  </office:meta>
</office:document-meta>
</file>